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F0000371F0000176D8DB44AF3.svm"/>
  <manifest:file-entry manifest:media-type="" manifest:full-path="Pictures/200000C10000371F0000176DD4F4B9B4.svm"/>
  <manifest:file-entry manifest:media-type="" manifest:full-path="Pictures/200000970000371F0000176DC48AA00F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2" style:family="paragraph" style:parent-style-name="Standard">
      <style:text-properties style:font-name="DejaVu Sans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" style:family="paragraph" style:parent-style-name="Standard">
      <style:text-properties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5" style:family="paragraph" style:parent-style-name="Standard">
      <style:text-properties style:text-position="0% 100%" style:font-name="DejaVu Sans1" fo:font-size="12pt" fo:language="sv" fo:country="SE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6" style:family="paragraph" style:parent-style-name="Standard">
      <style:paragraph-properties fo:break-before="page"/>
      <style:text-properties style:font-name="DejaVu Sans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7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language="sv" fo:country="SE"/>
    </style:style>
    <style:style style:name="T3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0% 100%" style:font-name="DejaVu Sans1" style:font-name-asian="Courier New" style:font-name-complex="Courier New"/>
    </style:style>
    <style:style style:name="T5" style:family="text">
      <style:text-properties style:text-position="0% 100%" style:font-name="DejaVu Sans1" fo:language="sv" fo:country="SE"/>
    </style:style>
    <style:style style:name="T6" style:family="text">
      <style:text-properties style:text-position="0% 100%" style:font-name="DejaVu Sans1" fo:language="sv" fo:country="SE" style:font-name-asian="Courier New" style:font-name-complex="Courier New"/>
    </style:style>
    <style:style style:name="T7" style:family="text">
      <style:text-properties style:text-position="super 58%" fo:language="sv" fo:country="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gående uppgift 3 i inlämningen imorgon; se sida 605 (14 kap.) i Zill-Cullen.</text:p>
      <text:p text:style-name="P4"/>
      <text:p text:style-name="P4"/>
      <text:p text:style-name="P4">Förra gången:</text:p>
      <text:p text:style-name="P4"/>
      <text:p text:style-name="P4"><text:tab/>ƒ(t) är absolut integrerbar</text:p>
      <text:p text:style-name="P4"/>
      <text:p text:style-name="P4"><text:tab/><draw:frame draw:style-name="fr4" draw:name="Object1" text:anchor-type="as-char" svg:width="5.883cm" svg:height="1.11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text:tab/>Om ƒ och ƒ' är styckvis kontinuerliga i varje ändligt intervall så gäller:</text:p>
      <text:p text:style-name="P4"/>
      <text:p text:style-name="P1"><text:span text:style-name="T3"><text:tab/></text:span><text:span text:style-name="T3"><draw:frame draw:style-name="fr4" draw:name="Object2" text:anchor-type="as-char" svg:width="6.742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/>
      <text:p text:style-name="P4"/>
      <text:p text:style-name="P4"><draw:frame draw:style-name="fr1" draw:name="graphics1" text:anchor-type="paragraph" svg:width="14.111cm" svg:height="5.997cm" draw:z-index="2"><draw:image xlink:href="Pictures/2000007F0000371F0000176D8DB44AF3.svm" xlink:type="simple" xlink:show="embed" xlink:actuate="onLoad"/></draw:frame></text:p>
      <text:p text:style-name="P4"/>
      <text:p text:style-name="P4"><text:tab/>Vi beräknade<draw:frame draw:style-name="fr4" draw:name="Object3" text:anchor-type="as-char" svg:width="3.397cm" svg:height="1.233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Egenskaper hos Fouriertransformer (FT):</text:p>
      <text:p text:style-name="P4"/>
      <text:p text:style-name="P4">FT är linjär.</text:p>
      <text:p text:style-name="P4"/>
      <text:p text:style-name="P4">Om ƒ och g är absolut kontinuerliga så är</text:p>
      <text:p text:style-name="P4"><text:tab/></text:p>
      <text:p text:style-name="P2"><text:span text:style-name="T2"><text:tab/></text:span><text:span text:style-name="T2"><draw:frame draw:style-name="fr4" draw:name="Object4" text:anchor-type="as-char" svg:width="9.506cm" svg:height="0.55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/>
      <text:p text:style-name="P4">Vilket följer från integralens injäritet.</text:p>
      <text:p text:style-name="P4"/>
      <text:p text:style-name="P2"><text:span text:style-name="T2">Exempel:</text:span><text:span text:style-name="T2"><draw:frame draw:style-name="fr4" draw:name="Object5" text:anchor-type="as-char" svg:width="5.771cm" svg:height="1.154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/>
      <text:p text:style-name="P7">Dualitet.<text:tab/>Motsvarande exemplet.</text:p>
      <text:p text:style-name="P4"/>
      <text:p text:style-name="P4"><draw:frame draw:style-name="fr4" draw:name="Object6" text:anchor-type="as-char" svg:width="5.987cm" svg:height="1.249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>Saknar elementär primitiv funktion.</text:p>
      <text:p text:style-name="P4"/>
      <text:p text:style-name="P4"><draw:frame draw:style-name="fr2" draw:name="graphics2" text:anchor-type="paragraph" svg:x="0.649cm" svg:y="0cm" svg:width="14.111cm" svg:height="5.997cm" draw:z-index="7"><draw:image xlink:href="Pictures/200000970000371F0000176DC48AA00F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ƒ och g är relaterade.</text:p>
      <text:p text:style-name="P4"/>
      <text:p text:style-name="P4"/>
      <text:p text:style-name="P4"/>
      <text:p text:style-name="P4"><draw:frame draw:style-name="fr4" draw:name="Object7" text:anchor-type="as-char" svg:width="14.212cm" svg:height="1.254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3"><text:span text:style-name="T1"><text:tab/>∴</text:span><text:span text:style-name="T1"><draw:frame draw:style-name="fr4" draw:name="Object8" text:anchor-type="as-char" svg:width="4.36cm" svg:height="0.633cm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4"/>
      <text:p text:style-name="P3"><text:span text:style-name="T1"><text:tab/>där</text:span><text:span text:style-name="T1"><draw:frame draw:style-name="fr4" draw:name="Object9" text:anchor-type="as-char" svg:width="1.637cm" svg:height="0.591cm" draw:z-index="10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"/>
      <text:p text:style-name="P4"/>
      <text:p text:style-name="P4"/>
      <text:p text:style-name="P4"/>
      <text:p text:style-name="P4">I vårt exempel:</text:p>
      <text:p text:style-name="P4"/>
      <text:p text:style-name="P3"><text:span text:style-name="T1"><text:tab/>Vi vet att</text:span><text:span text:style-name="T1"><draw:frame draw:style-name="fr4" draw:name="Object10" text:anchor-type="as-char" svg:width="3.565cm" svg:height="1.154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/>
      <text:p text:style-name="P3"><text:span text:style-name="T1"><text:tab/></text:span><text:span text:style-name="T1"><draw:frame draw:style-name="fr4" draw:name="Object11" text:anchor-type="as-char" svg:width="8.438cm" svg:height="1.265cm" draw:z-index="12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"/>
      <text:p text:style-name="P4"/>
      <text:p text:style-name="P4"/>
      <text:p text:style-name="P2"><text:span text:style-name="T2">Dualitet:</text:span><text:span text:style-name="T5"><text:tab/></text:span><text:span text:style-name="T4">ℱ(ℱ(ƒ))(t) = 2</text:span><text:span text:style-name="T6">πƒ(–1)</text:span></text:p>
      <text:p text:style-name="P5"/>
      <text:p text:style-name="P2"><text:span text:style-name="T6"><text:tab/></text:span><text:span text:style-name="T6"><draw:frame draw:style-name="fr4" draw:name="Object12" text:anchor-type="as-char" svg:width="3.41cm" svg:height="1.194cm" draw:z-index="13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5"/>
      <text:p text:style-name="P2"><text:soft-page-break/><text:span text:style-name="T6"><text:tab/></text:span><text:span text:style-name="T6"><draw:frame draw:style-name="fr4" draw:name="Object13" text:anchor-type="as-char" svg:width="6.602cm" svg:height="2.362cm" draw:z-index="15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5"/>
      <text:p text:style-name="P5"><text:tab/>Tag t = 0</text:p>
      <text:p text:style-name="P5"/>
      <text:p text:style-name="P2"><text:span text:style-name="T6"><text:tab/></text:span><text:span text:style-name="T6"><draw:frame draw:style-name="fr4" draw:name="Object14" text:anchor-type="as-char" svg:width="7.442cm" svg:height="1.194cm" draw:z-index="2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5"/>
      <text:p text:style-name="P5"/>
      <text:p text:style-name="P5"/>
      <text:p text:style-name="P5">Derivering och transformering:</text:p>
      <text:p text:style-name="P5"/>
      <text:p text:style-name="P2"><text:span text:style-name="T6"><text:tab/></text:span><text:span text:style-name="T6"><draw:frame draw:style-name="fr4" draw:name="Object15" text:anchor-type="as-char" svg:width="4.216cm" svg:height="0.6cm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6">där</text:span><text:span text:style-name="T6"><draw:frame draw:style-name="fr4" draw:name="Object16" text:anchor-type="as-char" svg:width="0.399cm" svg:height="0.566cm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6">är FT av ƒ.</text:span></text:p>
      <text:p text:style-name="P5"/>
      <text:p text:style-name="P5"><text:tab/>På samma sätt:</text:p>
      <text:p text:style-name="P5"/>
      <text:p text:style-name="P2"><text:span text:style-name="T6"><text:tab/><text:tab/></text:span><text:span text:style-name="T6"><draw:frame draw:style-name="fr4" draw:name="Object17" text:anchor-type="as-char" svg:width="4.851cm" svg:height="0.61cm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5"/>
      <text:p text:style-name="P5"/>
      <text:p text:style-name="P5"/>
      <text:p text:style-name="P5"/>
      <text:p text:style-name="P5"/>
      <text:p text:style-name="P4">⁅4.14⁆</text:p>
      <text:p text:style-name="P4"/>
      <text:p text:style-name="P4">Finn en partikulärlösning till</text:p>
      <text:p text:style-name="P4"/>
      <text:p text:style-name="P2"><text:span text:style-name="T2"><text:tab/>y'' – y = e</text:span><text:span text:style-name="T7">–|t|</text:span></text:p>
      <text:p text:style-name="P4"/>
      <text:p text:style-name="P4">Lösning:<text:tab/>Fouriertransformera bägge leden:</text:p>
      <text:p text:style-name="P4"/>
      <text:p text:style-name="P2"><text:span text:style-name="T2"><text:tab/>ℱ(y'' – y) = ℱ(e</text:span><text:span text:style-name="T7">–|t|</text:span><text:span text:style-name="T2">)</text:span></text:p>
      <text:p text:style-name="P4"/>
      <text:p text:style-name="P4"><text:tab/>ℱ(y'') = (iω)²·ℱ(y)</text:p>
      <text:p text:style-name="P4"/>
      <text:p text:style-name="P4"><text:tab/>Y(ω) ≜ ℱ(y)(ω)</text:p>
      <text:p text:style-name="P4"/>
      <text:p text:style-name="P2"><text:span text:style-name="T2"><text:tab/></text:span><text:span text:style-name="T2"><draw:frame draw:style-name="fr4" draw:name="Object18" text:anchor-type="as-char" svg:width="5.175cm" svg:height="1.244cm" draw:z-index="19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4"/>
      <text:p text:style-name="P2"><text:span text:style-name="T2"><text:tab/></text:span><text:span text:style-name="T2"><draw:frame draw:style-name="fr4" draw:name="Object19" text:anchor-type="as-char" svg:width="4.57cm" svg:height="1.101cm" draw:z-index="20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4"/>
      <text:p text:style-name="P2"><text:span text:style-name="T2"><text:tab/></text:span><text:span text:style-name="T2"><draw:frame draw:style-name="fr4" draw:name="Object20" text:anchor-type="as-char" svg:width="3.528cm" svg:height="1.109cm" draw:z-index="21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4"/>
      <text:p text:style-name="P6"><text:span text:style-name="T2"><draw:frame draw:style-name="fr4" draw:name="Object21" text:anchor-type="as-char" svg:width="8.348cm" svg:height="1.699cm" draw:z-index="27"><draw:object xlink:href="./Object 21" xlink:type="simple" xlink:show="embed" xlink:actuate="onLoad"/><draw:image xlink:href="./ObjectReplacements/Object 21" xlink:type="simple" xlink:show="embed" xlink:actuate="onLoad"/></draw:frame></text:span><text:span text:style-name="T2"><text:tab/>(Svår integral!)</text:span></text:p>
      <text:p text:style-name="P4"/>
      <text:p text:style-name="P2"><text:span text:style-name="T2">Man kan visa att </text:span><text:span text:style-name="T2"><draw:frame draw:style-name="fr4" draw:name="Object22" text:anchor-type="as-char" svg:width="4.688cm" svg:height="1.171cm" draw:z-index="28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4"/>
      <text:p text:style-name="P4">(Se Beta)</text:p>
      <text:p text:style-name="P4"/>
      <text:p text:style-name="P2"><text:span text:style-name="T2">Vi vet att </text:span><text:span text:style-name="T2"><draw:frame draw:style-name="fr4" draw:name="Object23" text:anchor-type="as-char" svg:width="3.732cm" svg:height="1.101cm" draw:z-index="29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"/>
      <text:p text:style-name="P4"/>
      <text:p text:style-name="P4"/>
      <text:p text:style-name="P4"/>
      <text:p text:style-name="P4"><draw:frame draw:style-name="fr4" draw:name="Object24" text:anchor-type="as-char" svg:width="13.702cm" svg:height="1.224cm" draw:z-index="30"><draw:object xlink:href="./Object 24" xlink:type="simple" xlink:show="embed" xlink:actuate="onLoad"/><draw:image xlink:href="./ObjectReplacements/Object 24" xlink:type="simple" xlink:show="embed" xlink:actuate="onLoad"/></draw:frame></text:p>
      <text:p text:style-name="P4"/>
      <text:p text:style-name="P4"/>
      <text:p text:style-name="P4"><draw:frame draw:style-name="fr4" draw:name="Object25" text:anchor-type="as-char" svg:width="16.796cm" svg:height="1.416cm" draw:z-index="31"><draw:object xlink:href="./Object 25" xlink:type="simple" xlink:show="embed" xlink:actuate="onLoad"/><draw:image xlink:href="./ObjectReplacements/Object 25" xlink:type="simple" xlink:show="embed" xlink:actuate="onLoad"/></draw:frame></text:p>
      <text:p text:style-name="P4"/>
      <text:p text:style-name="P4"><draw:frame draw:style-name="fr4" draw:name="Object26" text:anchor-type="as-char" svg:width="6.472cm" svg:height="1.048cm" draw:z-index="32"><draw:object xlink:href="./Object 26" xlink:type="simple" xlink:show="embed" xlink:actuate="onLoad"/><draw:image xlink:href="./ObjectReplacements/Object 26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Exempel:</text:p>
      <text:p text:style-name="P4"/>
      <text:p text:style-name="P4"><text:tab/>Om ƒ(t) har TF,<draw:frame draw:style-name="fr4" draw:name="Object27" text:anchor-type="as-char" svg:width="1.12cm" svg:height="0.572cm" draw:z-index="33"><draw:object xlink:href="./Object 27" xlink:type="simple" xlink:show="embed" xlink:actuate="onLoad"/><draw:image xlink:href="./ObjectReplacements/Object 27" xlink:type="simple" xlink:show="embed" xlink:actuate="onLoad"/></draw:frame>, vad är då FT för ƒ(t – 1)?</text:p>
      <text:p text:style-name="P4"><draw:frame draw:style-name="fr3" draw:name="graphics3" text:anchor-type="paragraph" svg:width="14.111cm" svg:height="5.997cm" draw:z-index="14"><draw:image xlink:href="Pictures/200000C10000371F0000176DD4F4B9B4.svm" xlink:type="simple" xlink:show="embed" xlink:actuate="onLoad"/></draw:frame><text:tab/><draw:frame draw:style-name="fr4" draw:name="Object28" text:anchor-type="as-char" svg:width="15.625cm" svg:height="1.115cm" draw:z-index="34"><draw:object xlink:href="./Object 28" xlink:type="simple" xlink:show="embed" xlink:actuate="onLoad"/><draw:image xlink:href="./ObjectReplacements/Object 28" xlink:type="simple" xlink:show="embed" xlink:actuate="onLoad"/></draw:frame></text:p>
      <text:p text:style-name="P4"/>
      <text:p text:style-name="P7"><draw:frame draw:style-name="fr4" draw:name="Object29" text:anchor-type="as-char" svg:width="4.75cm" svg:height="0.6cm" draw:z-index="23"><draw:object xlink:href="./Object 29" xlink:type="simple" xlink:show="embed" xlink:actuate="onLoad"/><draw:image xlink:href="./ObjectReplacements/Object 29" xlink:type="simple" xlink:show="embed" xlink:actuate="onLoad"/></draw:frame></text:p>
      <text:p text:style-name="P4"/>
      <text:p text:style-name="P4">Frekvensspektra för ƒ(t) och ƒ(t – 1) är samma.</text:p>
      <text:p text:style-name="P4"/>
      <text:p text:style-name="P4"><draw:frame draw:style-name="fr4" draw:name="Object30" text:anchor-type="as-char" svg:width="1.341cm" svg:height="0.573cm" draw:z-index="24"><draw:object xlink:href="./Object 30" xlink:type="simple" xlink:show="embed" xlink:actuate="onLoad"/><draw:image xlink:href="./ObjectReplacements/Object 30" xlink:type="simple" xlink:show="embed" xlink:actuate="onLoad"/></draw:frame>= “frekvensspektrum”</text:p>
      <text:p text:style-name="P4"/>
      <text:p text:style-name="P4"><draw:frame draw:style-name="fr4" draw:name="Object31" text:anchor-type="as-char" svg:width="8.005cm" svg:height="1.03cm" draw:z-index="25"><draw:object xlink:href="./Object 31" xlink:type="simple" xlink:show="embed" xlink:actuate="onLoad"/><draw:image xlink:href="./ObjectReplacements/Object 31" xlink:type="simple" xlink:show="embed" xlink:actuate="onLoad"/></draw:frame></text:p>
      <text:p text:style-name="P4"/>
      <text:p text:style-name="P4"><draw:frame draw:style-name="fr4" draw:name="Object32" text:anchor-type="as-char" svg:width="2.432cm" svg:height="0.554cm" draw:z-index="26"><draw:object xlink:href="./Object 32" xlink:type="simple" xlink:show="embed" xlink:actuate="onLoad"/><draw:image xlink:href="./ObjectReplacements/Object 32" xlink:type="simple" xlink:show="embed" xlink:actuate="onLoad"/></draw:frame>är frekvensspektrumet för ƒ(t – 1)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33H24M38S</meta:editing-duration>
    <meta:editing-cycles>78</meta:editing-cycles>
    <meta:generator>OpenOffice.org/3.1$Win32 OpenOffice.org_project/310m19$Build-9420</meta:generator>
    <dc:date>2010-10-16T16:24:05.23</dc:date>
    <dc:creator>Mattias </dc:creator>
    <meta:document-statistic meta:table-count="0" meta:image-count="3" meta:object-count="32" meta:page-count="5" meta:paragraph-count="58" meta:word-count="171" meta:character-count="9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ƒ</math:mi>
          <math:mo math:stretchy="false">ˆ</math:mo>
        </math:mover>
        <math:mo math:stretchy="false">=</math:mo>
        <math:mi math:fontstyle="normal">ℱ</math:mi>
      </math:mrow>
      <math:mrow>
        <math:mo math:stretchy="false">(</math:mo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  <math:mo math:stretchy="false">)</math:mo>
      </math:mrow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i>iωt</math:mi>
      </math:msup>
      <math:mi/>
      <math:mi>dt</math:mi>
    </math:mrow>
    <math:annotation math:encoding="StarMath 5.0">hat ƒ = ℱ(ƒ(t))(ω) = {size *1.25 int from -infinity to infinity ""} ƒ(t)e^{iωt}`dt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1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  <math:mo math:stretchy="false">=</math:mo>
        <math:mi math:fontstyle="normal">ℱ</math:mi>
      </math:mrow>
      <math:mfenced math:open="" math:close="">
        <math:mrow>
          <math:mfrac>
            <math:mn>1</math:mn>
            <math:mn>2</math:mn>
          </math:mfrac>
          <math:msup>
            <math:mi math:fontstyle="normal">e</math:mi>
            <math:mrow>
              <math:mo math:stretchy="false">−</math:mo>
              <math:mfenced math:open="∣" math:close="∣">
                <math:mi math:fontstyle="normal">t</math:mi>
              </math:mfenced>
            </math:mrow>
          </math:msup>
        </math:mrow>
      </math:mfenced>
    </math:mrow>
    <math:annotation math:encoding="StarMath 5.0">{1 over {1 + ω^2}} = ℱ left ( {1 over 2} e^{- abs t} right 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fenced math:open="" math:close="">
          <math:mfrac>
            <math:mn>1</math:mn>
            <math:mrow>
              <math:mn>1</math:mn>
              <math:mo math:stretchy="false">+</math:mo>
              <math:msup>
                <math:mi math:fontstyle="normal">ω</math:mi>
                <math:mn>2</math:mn>
              </math:msup>
            </math:mrow>
          </math:mfrac>
        </math:mfenced>
        <math:mo math:stretchy="false">=</math:mo>
        <math:mi math:fontstyle="normal">ℱ</math:mi>
      </math:mrow>
      <math:mrow>
        <math:mrow>
          <math:mfenced math:open="" math:close="">
            <math:mrow>
              <math:mi math:fontstyle="normal">ℱ</math:mi>
              <math:mfenced math:open="" math:close="">
                <math:mrow>
                  <math:mfrac>
                    <math:mn>1</math:mn>
                    <math:mn>2</math:mn>
                  </math:mfrac>
                  <math:msup>
                    <math:mi math:fontstyle="normal">e</math:mi>
                    <math:mrow>
                      <math:mo math:stretchy="false">−</math:mo>
                      <math:mfenced math:open="∣" math:close="∣">
                        <math:mi math:fontstyle="normal">t</math:mi>
                      </math:mfenced>
                    </math:mrow>
                  </math:msup>
                </math:mrow>
              </math:mfenced>
            </math:mrow>
          </math:mfenced>
          <math:mo math:stretchy="false">=</math:mo>
          <math:mrow>
            <math:mrow>
              <math:mn>2π</math:mn>
              <math:mo math:stretchy="false">⋅</math:mo>
              <math:mfrac>
                <math:mn>1</math:mn>
                <math:mn>2</math:mn>
              </math:mfrac>
            </math:mrow>
            <math:mo math:stretchy="false">⋅</math:mo>
            <math:msup>
              <math:mi math:fontstyle="normal">e</math:mi>
              <math:mrow>
                <math:mo math:stretchy="false">−</math:mo>
                <math:mfenced math:open="∣" math:close="∣">
                  <math:mi math:fontstyle="normal">t</math:mi>
                </math:mfenced>
              </math:mrow>
            </math:msup>
          </math:mrow>
        </math:mrow>
        <math:mo math:stretchy="false">=</math:mo>
        <math:msup>
          <math:mi>πe</math:mi>
          <math:mrow>
            <math:mo math:stretchy="false">−</math:mo>
            <math:mfenced math:open="∣" math:close="∣">
              <math:mi math:fontstyle="normal">t</math:mi>
            </math:mfenced>
          </math:mrow>
        </math:msup>
      </math:mrow>
    </math:mrow>
    <math:annotation math:encoding="StarMath 5.0">ℱ left ( {1 over {1 + ω^2}} right ) = ℱ left ( ℱ left ( {1 over 2} e^{- abs t} right ) right ) = 2π cdot {1 over 2} cdot e^{- abs t} = πe^{- abs 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rac>
        <math:mn>1</math:mn>
        <math:mrow>
          <math:mn>1</math:mn>
          <math:mo math:stretchy="false">+</math:mo>
          <math:msup>
            <math:mi math:fontstyle="normal">ω</math:mi>
            <math:mn>2</math:mn>
          </math:msup>
        </math:mrow>
      </math:mfrac>
      <math:mi/>
      <math:mrow>
        <math:mi>dω</math:mi>
        <math:mo math:stretchy="false">=</math:mo>
        <math:mtext>?</math:mtext>
      </math:mrow>
    </math:mrow>
    <math:annotation math:encoding="StarMath 5.0">{size *1.25 int from -infinity to infinity ""} {1 over {1 + ω^2}} ` dω = "?"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p>
        <math:mi>πe</math:mi>
        <math:mrow>
          <math:mo math:stretchy="false">−</math:mo>
          <math:mfenced math:open="∣" math:close="∣">
            <math:mi math:fontstyle="normal">t</math:mi>
          </math:mfenced>
        </math:mrow>
      </math:msup>
      <math:munder>
        <math:munder math:accent="true">
          <math:mrow>
            <math:mi math:fontstyle="normal">ℱ</math:mi>
            <math:mfenced math:open="" math:close="">
              <math:mfrac>
                <math:mn>1</math:mn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</math:mfrac>
            </math:mfenced>
          </math:mrow>
          <math:mo math:stretchy="false"></math:mo>
        </math:munder>
        <math:mstyle math:fontsize="125%">
          <math:mrow>
            <math:mrow>
              <math:mi math:fontstyle="normal">ℱ</math:mi>
              <math:mfenced math:open="" math:close="">
                <math:mrow>
                  <math:mi math:fontstyle="normal">ℱ</math:mi>
                  <math:mfenced math:open="" math:close="">
                    <math:mrow>
                      <math:mfrac>
                        <math:mn>1</math:mn>
                        <math:mn>2</math:mn>
                      </math:mfrac>
                      <math:msup>
                        <math:mi math:fontstyle="normal">e</math:mi>
                        <math:mrow>
                          <math:mo math:stretchy="false">−</math:mo>
                          <math:mfenced math:open="∣" math:close="∣">
                            <math:mi math:fontstyle="normal">t</math:mi>
                          </math:mfenced>
                        </math:mrow>
                      </math:msup>
                    </math:mrow>
                  </math:mfenced>
                </math:mrow>
              </math:mfenced>
            </math:mrow>
          </math:mrow>
        </math:mstyle>
      </math:mund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frac>
        <math:msup>
          <math:mi math:fontstyle="normal">e</math:mi>
          <math:mrow>
            <math:mo math:stretchy="false">−</math:mo>
            <math:mi>iωt</math:mi>
          </math:mrow>
        </math:msup>
        <math:mrow>
          <math:mn>1</math:mn>
          <math:mo math:stretchy="false">+</math:mo>
          <math:msup>
            <math:mi math:fontstyle="normal">ω</math:mi>
            <math:mn>2</math:mn>
          </math:msup>
        </math:mrow>
      </math:mfrac>
      <math:mi/>
      <math:mi>dω</math:mi>
    </math:mrow>
    <math:annotation math:encoding="StarMath 5.0">πe^{- abs t} {{ℱ left ( {1 over {1 + ω^2}}  right )} underbrace {size *1.25 {ℱ left ( ℱ left ( {1 over 2} e^{- abs t} right ) right )}}} (t) = {size *1.25 int from -infinity to infinity ""} {{e^{-iωt}} over {1 + ω^2}}`dω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π</math:mi>
          <math:mo math:stretchy="false">=</math:mo>
          <math:msup>
            <math:mi>πe</math:mi>
            <math:mn>0</math:mn>
          </math:msup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frac>
        <math:msup>
          <math:mi math:fontstyle="normal">e</math:mi>
          <math:mn>0</math:mn>
        </math:msup>
        <math:mrow>
          <math:mn>1</math:mn>
          <math:mo math:stretchy="false">+</math:mo>
          <math:msup>
            <math:mi math:fontstyle="normal">ω</math:mi>
            <math:mn>2</math:mn>
          </math:msup>
        </math:mrow>
      </math:mfrac>
      <math:mi/>
      <math:mrow>
        <math:mi>dω</math:mi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frac>
        <math:mn>1</math:mn>
        <math:mrow>
          <math:mn>1</math:mn>
          <math:mo math:stretchy="false">+</math:mo>
          <math:msup>
            <math:mi math:fontstyle="normal">ω</math:mi>
            <math:mn>2</math:mn>
          </math:msup>
        </math:mrow>
      </math:mfrac>
      <math:mi/>
      <math:mi>dω</math:mi>
    </math:mrow>
    <math:annotation math:encoding="StarMath 5.0">π = πe^0 = {size *1.25 int from -infinity to infinity ""} {{e^0} over {1 + ω^2}}`dω = {size *1.25 int from -infinity to infinity ""} {1 over {1 + ω^2}}`dω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i math:fontstyle="normal">'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i>iω</math:mi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'(t) right )(ω) = iω{hat ƒ}(ω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ƒ</math:mi>
      <math:mo math:stretchy="false">ˆ</math:mo>
    </math:mover>
    <math:annotation math:encoding="StarMath 5.0">hat ƒ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sup>
            <math:mi math:fontstyle="normal">ƒ</math:mi>
            <math:mrow>
              <math:mo math:stretchy="false">(</math:mo>
              <math:mi math:fontstyle="normal">n</math:mi>
              <math:mo math:stretchy="false">)</math:mo>
            </math:mrow>
          </math:msup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up>
          <math:mrow>
            <math:mo math:stretchy="false">(</math:mo>
            <math:mi>iω</math:mi>
            <math:mo math:stretchy="false">)</math:mo>
          </math:mrow>
          <math:mi math:fontstyle="normal">n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^(n)(t) right )(ω) = (iω)^n{hat ƒ}(ω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under math:accent="true">
            <math:msup>
              <math:mrow>
                <math:mo math:stretchy="false">(</math:mo>
                <math:mi>iω</math:mi>
                <math:mo math:stretchy="false">)</math:mo>
              </math:mrow>
              <math:mn>2</math:mn>
            </math:msup>
            <math:mo math:stretchy="false"></math:mo>
          </math:munder>
          <math:mrow>
            <math:mo math:stretchy="false">−</math:mo>
            <math:msup>
              <math:mi math:fontstyle="normal">ω</math:mi>
              <math:mn>2</math:mn>
            </math:msup>
          </math:mrow>
        </math:munder>
        <math:mo math:stretchy="false">⋅</math:mo>
        <math:mi math:fontstyle="normal">Y</math:mi>
      </math:mrow>
      <math:mrow>
        <math:mrow>
          <math:mo math:stretchy="false">(</math:mo>
          <math:mi math:fontstyle="normal">ω</math:mi>
          <math:mo math:stretchy="false">)</math:mo>
        </math:mrow>
        <math:mo math:stretchy="false">−</math:mo>
        <math:mi math:fontstyle="normal">Y</math:mi>
      </math:mrow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rac>
          <math:mn>2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</math:mrow>
    </math:mrow>
    <math:annotation math:encoding="StarMath 5.0">{{(iω)^2} underbrace {-ω^2}} cdot Y(ω) - Y(ω) = {2 over {1 + ω^2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 math:fontstyle="normal">Y</math:mi>
      </math:mrow>
      <math:mrow>
        <math:mo math:stretchy="false">(</math:mo>
        <math:mi math:fontstyle="normal">ω</math:mi>
        <math:mo math:stretchy="false">)</math:mo>
      </math:mrow>
      <math:mrow>
        <math:mrow>
          <math:mo math:stretchy="false">(</math:mo>
          <math:mrow>
            <math:msup>
              <math:mi math:fontstyle="normal">ω</math:mi>
              <math:mn>2</math:mn>
            </math:msup>
            <math:mo math:stretchy="false">+</math:mo>
            <math:mn>1</math:mn>
          </math:mrow>
          <math:mo math:stretchy="false">)</math:mo>
        </math:mrow>
        <math:mo math:stretchy="false">=</math:mo>
        <math:mfrac>
          <math:mn>2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</math:mrow>
    </math:mrow>
    <math:annotation math:encoding="StarMath 5.0">- Y(ω)(ω^2 + 1) = {2 over {1 + ω^2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ℱ</math:mi>
        <math:mrow>
          <math:mo math:stretchy="false">−</math:mo>
          <math:mn>1</math:mn>
        </math:mrow>
      </math:msup>
      <math:mrow>
        <math:mrow>
          <math:mo math:stretchy="false">(</math:mo>
          <math:mover math:accent="true">
            <math:mi math:fontstyle="normal">ƒ</math:mi>
            <math:mo math:stretchy="false">ˆ</math:mo>
          </math:mover>
          <math:mo math:stretchy="false">)</math:mo>
        </math:mrow>
        <math:mo math:stretchy="false">=</math:mo>
        <math:mi math:fontstyle="normal">ƒ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row>
          <math:mo math:stretchy="false">−</math:mo>
          <math:mi>iωt</math:mi>
        </math:mrow>
      </math:msup>
      <math:mi/>
      <math:mi>dω</math:mi>
    </math:mrow>
    <math:annotation math:encoding="StarMath 5.0">ℱ^{-1}(hat ƒ) = ƒ(t) sim {1 over 2π} {size *1.25 int from -infinity to infinity ""} hat ƒ (ω) e^{-iωt}`dω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row>
          <math:mo math:stretchy="false">−</math:mo>
          <math:mfrac>
            <math:mn>2</math:mn>
            <math:msup>
              <math:mrow>
                <math:mo math:stretchy="false">(</math:mo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  <math:mo math:stretchy="false">)</math:mo>
              </math:mrow>
              <math:mn>2</math:mn>
            </math:msup>
          </math:mfrac>
        </math:mrow>
      </math:mrow>
    </math:mrow>
    <math:annotation math:encoding="StarMath 5.0">Y(ω) = -{2 over {(1 + ω^2)^2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 math:fontstyle="normal">ℱ</math:mi>
          <math:mrow>
            <math:mo math:stretchy="false">−</math:mo>
            <math:mn>1</math:mn>
          </math:mrow>
        </math:msup>
      </math:mrow>
      <math:munder>
        <math:munder math:accent="true">
          <math:mfenced math:open="" math:close="">
            <math:mrow>
              <math:mi math:fontstyle="normal">Y</math:mi>
              <math:mrow>
                <math:mo math:stretchy="false">(</math:mo>
                <math:mi math:fontstyle="normal">ω</math:mi>
                <math:mo math:stretchy="false">)</math:mo>
              </math:mrow>
            </math:mrow>
          </math:mfenced>
          <math:mo math:stretchy="false"></math:mo>
        </math:munder>
        <math:mrow>
          <math:mo math:stretchy="false">−</math:mo>
          <math:mfrac>
            <math:mn>2</math:mn>
            <math:msup>
              <math:mrow>
                <math:mo math:stretchy="false">(</math:mo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  <math:mo math:stretchy="false">)</math:mo>
              </math:mrow>
              <math:mn>2</math:mn>
            </math:msup>
          </math:mfrac>
        </math:mrow>
      </math:mund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row>
        <math:mfrac>
          <math:mn>2</math:mn>
          <math:msup>
            <math:mrow>
              <math:mo math:stretchy="false">(</math:mo>
              <math:mrow>
                <math:mn>1</math:mn>
                <math:mo math:stretchy="false">+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  <math:mn>2</math:mn>
          </math:msup>
        </math:mfrac>
        <math:msup>
          <math:mi math:fontstyle="normal">e</math:mi>
          <math:mi>iωt</math:mi>
        </math:msup>
        <math:mi>dt</math:mi>
      </math:mrow>
    </math:mrow>
    <math:annotation math:encoding="StarMath 5.0">y(t) = ℱ^{-1} {{left ( Y(ω) right )} underbrace {-{2 over {(1 + ω^2)^2}}}}(t) = {1 over 2π} {size *1.25 int from -infinity to infinity ""} {2 over {(1 + ω^2)^2} e^{iωt} dt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fenced math:open="∣" math:close="∣">
            <math:mi math:fontstyle="normal">t</math:mi>
          </math:mfenced>
          <math:msup>
            <math:mi math:fontstyle="normal">e</math:mi>
            <math:mrow>
              <math:mo math:stretchy="false">−</math:mo>
              <math:mfenced math:open="∣" math:close="∣">
                <math:mi math:fontstyle="normal">t</math:mi>
              </math:mfenced>
            </math:mrow>
          </math:msup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rac>
          <math:mrow>
            <math:mn>2</math:mn>
            <math:mrow>
              <math:mo math:stretchy="false">(</math:mo>
              <math:mrow>
                <math:mn>1</math:mn>
                <math:mo math:stretchy="false">−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</math:mrow>
          <math:msup>
            <math:mrow>
              <math:mo math:stretchy="false">(</math:mo>
              <math:mrow>
                <math:mn>1</math:mn>
                <math:mo math:stretchy="false">+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  <math:mn>2</math:mn>
          </math:msup>
        </math:mfrac>
      </math:mrow>
    </math:mrow>
    <math:annotation math:encoding="StarMath 5.0">ℱ left ( abs t e^{- abs t} right )(ω) = {{2(1-ω^2)}over{(1+ω^2)^2}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sup>
          <math:mi math:fontstyle="normal">e</math:mi>
          <math:mrow>
            <math:mo math:stretchy="false">−</math:mo>
            <math:mfenced math:open="∣" math:close="∣">
              <math:mi math:fontstyle="normal">t</math:mi>
            </math:mfenced>
          </math:mrow>
        </math:msup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rac>
          <math:mn>2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</math:mrow>
    </math:mrow>
    <math:annotation math:encoding="StarMath 5.0">ℱ left ( e^{- abs t} right )(ω) = {{2}over{1+ω^2}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2</math:mn>
            <math:mrow>
              <math:mo math:stretchy="false">(</math:mo>
              <math:mrow>
                <math:mn>1</math:mn>
                <math:mo math:stretchy="false">−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</math:mrow>
          <math:msup>
            <math:mrow>
              <math:mo math:stretchy="false">(</math:mo>
              <math:mrow>
                <math:mn>1</math:mn>
                <math:mo math:stretchy="false">+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  <math:mn>2</math:mn>
          </math:msup>
        </math:mfrac>
        <math:mo math:stretchy="false">+</math:mo>
        <math:mfrac>
          <math:mn>2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</math:mrow>
      <math:mrow>
        <math:mi/>
        <math:mo math:stretchy="false">=</math:mo>
        <math:mi/>
      </math:mrow>
      <math:mfrac>
        <math:mrow>
          <math:mn>2</math:mn>
          <math:mrow>
            <math:mrow>
              <math:mo math:stretchy="false">(</math:mo>
              <math:mrow>
                <math:mn>1</math:mn>
                <math:mo math:stretchy="false">−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  <math:mo math:stretchy="false">+</math:mo>
            <math:mn>2</math:mn>
          </math:mrow>
          <math:mrow>
            <math:mo math:stretchy="false">(</math:mo>
            <math:mrow>
              <math:mn>1</math:mn>
              <math:mo math:stretchy="false">+</math:mo>
              <math:msup>
                <math:mi math:fontstyle="normal">ω</math:mi>
                <math:mn>2</math:mn>
              </math:msup>
            </math:mrow>
            <math:mo math:stretchy="false">)</math:mo>
          </math:mrow>
        </math:mrow>
        <math:msup>
          <math:mrow>
            <math:mo math:stretchy="false">(</math:mo>
            <math:mrow>
              <math:mn>1</math:mn>
              <math:mo math:stretchy="false">+</math:mo>
              <math:msup>
                <math:mi math:fontstyle="normal">ω</math:mi>
                <math:mn>2</math:mn>
              </math:msup>
            </math:mrow>
            <math:mo math:stretchy="false">)</math:mo>
          </math:mrow>
          <math:mn>2</math:mn>
        </math:msup>
      </math:mfrac>
      <math:mrow>
        <math:mi/>
        <math:mo math:stretchy="false">=</math:mo>
        <math:mi/>
      </math:mrow>
      <math:mfrac>
        <math:mn>4</math:mn>
        <math:msup>
          <math:mrow>
            <math:mo math:stretchy="false">(</math:mo>
            <math:mrow>
              <math:mn>1</math:mn>
              <math:mo math:stretchy="false">+</math:mo>
              <math:msup>
                <math:mi math:fontstyle="normal">ω</math:mi>
                <math:mn>2</math:mn>
              </math:msup>
            </math:mrow>
            <math:mo math:stretchy="false">)</math:mo>
          </math:mrow>
          <math:mn>2</math:mn>
        </math:msup>
      </math:mfrac>
      <math:mrow>
        <math:mi/>
        <math:mo math:stretchy="false">=</math:mo>
        <math:mrow>
          <math:mi/>
          <math:mo math:stretchy="false">−</math:mo>
          <math:mn>2</math:mn>
        </math:mrow>
      </math:mrow>
      <math:mfenced math:open="" math:close="">
        <math:mrow>
          <math:mo math:stretchy="false">−</math:mo>
          <math:mfrac>
            <math:mn>2</math:mn>
            <math:msup>
              <math:mrow>
                <math:mo math:stretchy="false">(</math:mo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  <math:mo math:stretchy="false">)</math:mo>
              </math:mrow>
              <math:mn>2</math:mn>
            </math:msup>
          </math:mfrac>
        </math:mrow>
      </math:mfenced>
    </math:mrow>
    <math:annotation math:encoding="StarMath 5.0">{{2(1 - ω^2)} over {(1 + ω^2)^2}} + {2 over {1 + ω^2}} `=` {{2(1 - ω^2) + 2(1 + ω^2)} over {(1 + ω^2)^2}} `=` {4 over {(1 + ω^2)^2}} `=` -2 left ( - {2 over {(1 + ω^2)^2}} right 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ℱ</math:mi>
        <math:mrow>
          <math:mo math:stretchy="false">−</math:mo>
          <math:mn>1</math:mn>
        </math:mrow>
      </math:msup>
      <math:mfenced math:open="" math:close="">
        <math:mrow>
          <math:mo math:stretchy="false">−</math:mo>
          <math:mfrac>
            <math:mn>2</math:mn>
            <math:msup>
              <math:mrow>
                <math:mo math:stretchy="false">(</math:mo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  <math:mo math:stretchy="false">)</math:mo>
              </math:mrow>
              <math:mn>2</math:mn>
            </math:msup>
          </math:mfrac>
        </math:mrow>
      </math:mfenced>
      <math:mrow>
        <math:mi/>
        <math:mo math:stretchy="false">=</math:mo>
        <math:mi/>
      </math:mrow>
      <math:msup>
        <math:mi math:fontstyle="normal">ℱ</math:mi>
        <math:mrow>
          <math:mo math:stretchy="false">−</math:mo>
          <math:mn>1</math:mn>
        </math:mrow>
      </math:msup>
      <math:mfenced math:open="" math:close="">
        <math:mrow>
          <math:mrow>
            <math:mo math:stretchy="false">−</math:mo>
            <math:mfrac>
              <math:mn>1</math:mn>
              <math:mn>2</math:mn>
            </math:mfrac>
          </math:mrow>
          <math:mfenced math:open="" math:close="">
            <math:mrow>
              <math:mfrac>
                <math:mrow>
                  <math:mn>2</math:mn>
                  <math:mrow>
                    <math:mo math:stretchy="false">(</math:mo>
                    <math:mrow>
                      <math:mn>1</math:mn>
                      <math:mo math:stretchy="false">−</math:mo>
                      <math:msup>
                        <math:mi math:fontstyle="normal">ω</math:mi>
                        <math:mn>2</math:mn>
                      </math:msup>
                    </math:mrow>
                    <math:mo math:stretchy="false">)</math:mo>
                  </math:mrow>
                </math:mrow>
                <math:msup>
                  <math:mrow>
                    <math:mo math:stretchy="false">(</math:mo>
                    <math:mrow>
                      <math:mn>1</math:mn>
                      <math:mo math:stretchy="false">+</math:mo>
                      <math:msup>
                        <math:mi math:fontstyle="normal">ω</math:mi>
                        <math:mn>2</math:mn>
                      </math:msup>
                    </math:mrow>
                    <math:mo math:stretchy="false">)</math:mo>
                  </math:mrow>
                  <math:mn>2</math:mn>
                </math:msup>
              </math:mfrac>
              <math:mo math:stretchy="false">+</math:mo>
              <math:mfrac>
                <math:mn>2</math:mn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</math:mfrac>
            </math:mrow>
          </math:mfenced>
        </math:mrow>
      </math:mfenced>
      <math:mrow>
        <math:mi/>
        <math:mo math:stretchy="false">=</math:mo>
        <math:mrow>
          <math:mi/>
          <math:mo math:stretchy="false">−</math:mo>
          <math:mfrac>
            <math:mn>1</math:mn>
            <math:mn>2</math:mn>
          </math:mfrac>
        </math:mrow>
      </math:mrow>
      <math:mrow>
        <math:mfenced math:open="[" math:close="]">
          <math:mrow>
            <math:msup>
              <math:mi math:fontstyle="normal">ℱ</math:mi>
              <math:mrow>
                <math:mo math:stretchy="false">−</math:mo>
                <math:mn>1</math:mn>
              </math:mrow>
            </math:msup>
            <math:mrow>
              <math:mfenced math:open="" math:close="">
                <math:mfrac>
                  <math:mrow>
                    <math:mn>2</math:mn>
                    <math:mrow>
                      <math:mo math:stretchy="false">(</math:mo>
                      <math:mrow>
                        <math:mn>1</math:mn>
                        <math:mo math:stretchy="false">−</math:mo>
                        <math:msup>
                          <math:mi math:fontstyle="normal">ω</math:mi>
                          <math:mn>2</math:mn>
                        </math:msup>
                      </math:mrow>
                      <math:mo math:stretchy="false">)</math:mo>
                    </math:mrow>
                  </math:mrow>
                  <math:msup>
                    <math:mrow>
                      <math:mo math:stretchy="false">(</math:mo>
                      <math:mrow>
                        <math:mn>1</math:mn>
                        <math:mo math:stretchy="false">+</math:mo>
                        <math:msup>
                          <math:mi math:fontstyle="normal">ω</math:mi>
                          <math:mn>2</math:mn>
                        </math:msup>
                      </math:mrow>
                      <math:mo math:stretchy="false">)</math:mo>
                    </math:mrow>
                    <math:mn>2</math:mn>
                  </math:msup>
                </math:mfrac>
              </math:mfenced>
              <math:mo math:stretchy="false">+</math:mo>
              <math:msup>
                <math:mi math:fontstyle="normal">ℱ</math:mi>
                <math:mrow>
                  <math:mo math:stretchy="false">−</math:mo>
                  <math:mn>1</math:mn>
                </math:mrow>
              </math:msup>
            </math:mrow>
            <math:mfenced math:open="" math:close="">
              <math:mfrac>
                <math:mn>2</math:mn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</math:mfrac>
            </math:mfenced>
          </math:mrow>
        </math:mfenced>
        <math:mo math:stretchy="false">=</math:mo>
        <math:mtext/>
      </math:mrow>
    </math:mrow>
    <math:annotation math:encoding="StarMath 5.0">ℱ^-1 left ( -{2 over {(1 + ω^2)^2}} right ) `=` ℱ^-1 left ( - {1 over 2} left ( {{2(1 - ω^2)} over {(1 + ω^2)^2}} + {2 over {1 + ω^2}} right ) right ) `=` - {1 over 2} left [ ℱ^-1 left ( {{2(1-ω^2)}over{(1 + ω^2)^2}} right ) + ℱ^-1 left ( {2 over {1 + ω^2}} right ) right ] = ""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row>
          <math:mo math:stretchy="false">−</math:mo>
          <math:mfrac>
            <math:mn>1</math:mn>
            <math:mn>2</math:mn>
          </math:mfrac>
        </math:mrow>
      </math:mrow>
      <math:mrow>
        <math:mfenced math:open="[" math:close="]">
          <math:mrow>
            <math:mfenced math:open="∣" math:close="∣">
              <math:mi math:fontstyle="normal">t</math:mi>
            </math:mfenced>
            <math:mrow>
              <math:msup>
                <math:mi math:fontstyle="normal">e</math:mi>
                <math:mrow>
                  <math:mo math:stretchy="false">−</math:mo>
                  <math:mfenced math:open="∣" math:close="∣">
                    <math:mi math:fontstyle="normal">t</math:mi>
                  </math:mfenced>
                </math:mrow>
              </math:msup>
              <math:mo math:stretchy="false">+</math:mo>
              <math:msup>
                <math:mi math:fontstyle="normal">e</math:mi>
                <math:mrow>
                  <math:mo math:stretchy="false">−</math:mo>
                  <math:mfenced math:open="∣" math:close="∣">
                    <math:mi math:fontstyle="normal">t</math:mi>
                  </math:mfenced>
                </math:mrow>
              </math:msup>
            </math:mrow>
          </math:mrow>
        </math:mfenced>
        <math:mo math:stretchy="false">=</math:mo>
        <math:mrow>
          <math:mo math:stretchy="false">−</math:mo>
          <math:mfrac>
            <math:mn>1</math:mn>
            <math:mn>2</math:mn>
          </math:mfrac>
        </math:mrow>
      </math:mrow>
      <math:mrow>
        <math:mo math:stretchy="false">(</math:mo>
        <math:mrow>
          <math:mfenced math:open="∣" math:close="∣">
            <math:mi math:fontstyle="normal">t</math:mi>
          </math:mfenced>
          <math:mo math:stretchy="false">+</math:mo>
          <math:mn>1</math:mn>
        </math:mrow>
        <math:mo math:stretchy="false">)</math:mo>
      </math:mrow>
      <math:msup>
        <math:mi math:fontstyle="normal">e</math:mi>
        <math:mrow>
          <math:mo math:stretchy="false">−</math:mo>
          <math:mfenced math:open="∣" math:close="∣">
            <math:mi math:fontstyle="normal">t</math:mi>
          </math:mfenced>
        </math:mrow>
      </math:msup>
    </math:mrow>
    <math:annotation math:encoding="StarMath 5.0">"" = - {1 over 2} left [ abs t e^{-abs t} + e^{-abs t} right ] = - {1 over 2} (abs t + 1) e^{-abs t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hat ƒ (ω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row>
              <math:mi math:fontstyle="normal">t</math:mi>
              <math:mo math:stretchy="false">−</math:mo>
              <math:mn>1</math:mn>
            </math:mrow>
            <math:mo math:stretchy="false">)</math:mo>
          </math:mrow>
        </math:mrow>
      </math:mfenced>
      <math:mrow>
        <math:mrow>
          <math:mrow>
            <math:mo math:stretchy="false">(</math:mo>
            <math:mi math:fontstyle="normal">ω</math:mi>
            <math:mo math:stretchy="false">)</math:mo>
          </math:mrow>
          <math:mo math:stretchy="false">=</math:mo>
          <math:mfenced math:open="{" math:close="}">
            <math:mrow>
              <math:mrow>
                <math:mi math:fontstyle="normal">s</math:mi>
                <math:mover>
                  <math:mo math:stretchy="false">=</math:mo>
                  <math:mi math:fontstyle="normal">∆</math:mi>
                </math:mover>
                <math:mrow>
                  <math:mi math:fontstyle="normal">t</math:mi>
                  <math:mo math:stretchy="false">−</math:mo>
                  <math:mn>1</math:mn>
                </math:mrow>
              </math:mrow>
              <math:mo math:stretchy="false">∣</math:mo>
              <math:mrow>
                <math:mi math:fontstyle="normal">t</math:mi>
                <math:mo math:stretchy="false">=</math:mo>
                <math:mrow>
                  <math:mi math:fontstyle="normal">s</math:mi>
                  <math:mo math:stretchy="false">+</math:mo>
                  <math:mn>1</math:mn>
                </math:mrow>
              </math:mrow>
            </math:mrow>
          </math:mfenced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s</math:mi>
        <math:mo math:stretchy="false">)</math:mo>
      </math:mrow>
      <math:msup>
        <math:mi math:fontstyle="normal">e</math:mi>
        <math:mrow>
          <math:mi>iω</math:mi>
          <math:mrow>
            <math:mo math:stretchy="false">(</math:mo>
            <math:mrow>
              <math:mi math:fontstyle="normal">s</math:mi>
              <math:mo math:stretchy="false">+</math:mo>
              <math:mn>1</math:mn>
            </math:mrow>
            <math:mo math:stretchy="false">)</math:mo>
          </math:mrow>
        </math:mrow>
      </math:msup>
      <math:mi/>
      <math:mrow>
        <math:mi>ds</math:mi>
        <math:mo math:stretchy="false">=</math:mo>
        <math:msup>
          <math:mi math:fontstyle="normal">e</math:mi>
          <math:mi>iω</math:mi>
        </math:msup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s</math:mi>
        <math:mo math:stretchy="false">)</math:mo>
      </math:mrow>
      <math:msup>
        <math:mi math:fontstyle="normal">e</math:mi>
        <math:mi>iωs</math:mi>
      </math:msup>
      <math:mi/>
      <math:mrow>
        <math:mi>ds</math:mi>
        <math:mo math:stretchy="false">=</math:mo>
        <math:msup>
          <math:mi math:fontstyle="normal">e</math:mi>
          <math:mi>iω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(t - 1) right )(ω) = left lbrace s = csup ∆ t - 1 mline t = s + 1 right rbrace = {size *1.25 int from -infinity to infinity ""} ƒ(s) e^{iω(s + 1)}`ds = e^{iω} {size *1.25 int from -infinity to infinity ""} ƒ(s)e^{iωs}`ds = e^{iω} hat ƒ (ω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row>
              <math:mi math:fontstyle="normal">t</math:mi>
              <math:mo math:stretchy="false">−</math:mo>
              <math:mn>1</math:mn>
            </math:mrow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up>
          <math:mi math:fontstyle="normal">e</math:mi>
          <math:mi>iω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(t - 1) right )(ω) = e^{iω} hat ƒ (ω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under>
          <math:munder math:accent="true">
            <math:mfenced math:open="" math:close="">
              <math:msup>
                <math:mi math:fontstyle="normal">e</math:mi>
                <math:mrow>
                  <math:mrow>
                    <math:mo math:stretchy="false">−</math:mo>
                    <math:mi math:fontstyle="normal">a</math:mi>
                  </math:mrow>
                  <math:mfenced math:open="∣" math:close="∣">
                    <math:mi math:fontstyle="normal">t</math:mi>
                  </math:mfenced>
                </math:mrow>
              </math:msup>
            </math:mfenced>
            <math:mo math:stretchy="false"></math:mo>
          </math:munder>
          <math:mrow>
            <math:mi math:fontstyle="normal">a</math:mi>
            <math:mo math:stretchy="false">&gt;</math:mo>
            <math:mn>0</math:mn>
          </math:mrow>
        </math:munder>
        <math:mo math:stretchy="false">=</math:mo>
        <math:mfrac>
          <math:mn>2a</math:mn>
          <math:mrow>
            <math:msup>
              <math:mi math:fontstyle="normal">a</math:mi>
              <math:mn>2</math:mn>
            </math:msup>
            <math:mo math:stretchy="false">+</math:mo>
            <math:msup>
              <math:mi math:fontstyle="normal">ω</math:mi>
              <math:mn>2</math:mn>
            </math:msup>
          </math:mrow>
        </math:mfrac>
      </math:mrow>
    </math:mrow>
    <math:annotation math:encoding="StarMath 5.0">ℱ {{left ( e^{- a abs t} right )} underbrace {a &gt; 0 }} = {{2a} over {a^2 + ω^2}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fenced math:open="∣" math:close="∣">
      <math:mrow>
        <math:mover math:accent="true">
          <math:mi math:fontstyle="normal">ƒ</math:mi>
          <math:mo math:stretchy="false">ˆ</math:mo>
        </math:mover>
        <math:mrow>
          <math:mo math:stretchy="false">(</math:mo>
          <math:mi math:fontstyle="normal">ω</math:mi>
          <math:mo math:stretchy="false">)</math:mo>
        </math:mrow>
      </math:mrow>
    </math:mfenced>
    <math:annotation math:encoding="StarMath 5.0">abs {hat ƒ (ω)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∣" math:close="∣">
            <math:mrow>
              <math:mi math:fontstyle="normal">ℱ</math:mi>
              <math:mfenced math:open="" math:close="">
                <math:mrow>
                  <math:mi math:fontstyle="normal">ƒ</math:mi>
                  <math:mrow>
                    <math:mo math:stretchy="false">(</math:mo>
                    <math:mrow>
                      <math:mi math:fontstyle="normal">t</math:mi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fenced>
            </math:mrow>
          </math:mfenced>
          <math:mo math:stretchy="false">=</math:mo>
          <math:mfenced math:open="∣" math:close="∣">
            <math:mrow>
              <math:msup>
                <math:mi math:fontstyle="normal">e</math:mi>
                <math:mi>iω</math:mi>
              </math:msup>
              <math:mover math:accent="true">
                <math:mi math:fontstyle="normal">ƒ</math:mi>
                <math:mo math:stretchy="false">ˆ</math:mo>
              </math:mover>
              <math:mrow>
                <math:mo math:stretchy="false">(</math:mo>
                <math:mi math:fontstyle="normal">ω</math:mi>
                <math:mo math:stretchy="false">)</math:mo>
              </math:mrow>
            </math:mrow>
          </math:mfenced>
        </math:mrow>
        <math:mo math:stretchy="false">=</math:mo>
        <math:mrow>
          <math:munder>
            <math:munder math:accent="true">
              <math:mfenced math:open="∣" math:close="∣">
                <math:msup>
                  <math:mi math:fontstyle="normal">e</math:mi>
                  <math:mi>iω</math:mi>
                </math:msup>
              </math:mfenced>
              <math:mo math:stretchy="false"></math:mo>
            </math:munder>
            <math:mn>1</math:mn>
          </math:munder>
          <math:mo math:stretchy="false">⋅</math:mo>
          <math:mfenced math:open="∣" math:close="∣">
            <math:mrow>
              <math:mover math:accent="true">
                <math:mi math:fontstyle="normal">ƒ</math:mi>
                <math:mo math:stretchy="false">ˆ</math:mo>
              </math:mover>
              <math:mrow>
                <math:mo math:stretchy="false">(</math:mo>
                <math:mi math:fontstyle="normal">ω</math:mi>
                <math:mo math:stretchy="false">)</math:mo>
              </math:mrow>
            </math:mrow>
          </math:mfenced>
        </math:mrow>
      </math:mrow>
      <math:mo math:stretchy="false">=</math:mo>
      <math:mfenced math:open="∣" math:close="∣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</math:mrow>
    <math:annotation math:encoding="StarMath 5.0">abs {ℱ left ( ƒ(t - 1) right )} = abs {e^{iω} hat ƒ (ω)} = {{abs {e^{iω}}} underbrace 1} cdot abs {hat ƒ (ω)} = abs {hat ƒ (ω)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fenced math:open="∣" math:close="∣">
      <math:mrow>
        <math:mi math:fontstyle="normal">ℱ</math:mi>
        <math:mfenced math:open="" math:close="">
          <math:mrow>
            <math:mi math:fontstyle="normal">ƒ</math:mi>
            <math:mrow>
              <math:mo math:stretchy="false">(</math:mo>
              <math:mrow>
                <math:mi math:fontstyle="normal">t</math:mi>
                <math:mo math:stretchy="false">−</math:mo>
                <math:mn>1</math:mn>
              </math:mrow>
              <math:mo math:stretchy="false">)</math:mo>
            </math:mrow>
          </math:mrow>
        </math:mfenced>
      </math:mrow>
    </math:mfenced>
    <math:annotation math:encoding="StarMath 5.0">abs {ℱ left ( ƒ(t - 1) right 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>aƒ</math:mi>
          <math:mrow>
            <math:mrow>
              <math:mo math:stretchy="false">(</math:mo>
              <math:mi math:fontstyle="normal">T</math:mi>
              <math:mo math:stretchy="false">)</math:mo>
            </math:mrow>
            <math:mo math:stretchy="false">+</math:mo>
            <math:mi>bg</math:mi>
          </math:mrow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i math:fontstyle="normal">a</math:mi>
      </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+</math:mo>
        <math:mi math:fontstyle="normal">b</math:mi>
      </math:mrow>
      <math:mi math:fontstyle="normal">ℱ</math:mi>
      <math:mfenced math:open="" math:close="">
        <math:mrow>
          <math:mi math:fontstyle="normal">g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o math:stretchy="false">(</math:mo>
        <math:mi math:fontstyle="normal">ω</math:mi>
        <math:mo math:stretchy="false">)</math:mo>
      </math:mrow>
    </math:mrow>
    <math:annotation math:encoding="StarMath 5.0">ℱ left ( aƒ(T) + bg(t) right ) (ω) = a ℱ left ( ƒ(t) right ) (ω) + b ℱ left ( g(t) right ) (ω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row>
          <math:mfenced math:open="" math:close="">
            <math:mrow>
              <math:mfrac>
                <math:mn>1</math:mn>
                <math:mn>2</math:mn>
              </math:mfrac>
              <math:msup>
                <math:mi math:fontstyle="normal">e</math:mi>
                <math:mrow>
                  <math:mo math:stretchy="false">−</math:mo>
                  <math:mfenced math:open="∣" math:close="∣">
                    <math:mi math:fontstyle="normal">t</math:mi>
                  </math:mfenced>
                </math:mrow>
              </math:msup>
            </math:mrow>
          </math:mfenced>
          <math:mo math:stretchy="false">=</math:mo>
          <math:mrow>
            <math:mfrac>
              <math:mn>1</math:mn>
              <math:mn>2</math:mn>
            </math:mfrac>
            <math:mo math:stretchy="false">⋅</math:mo>
            <math:mfrac>
              <math:mn>2</math:mn>
              <math:mrow>
                <math:msup>
                  <math:mn>1</math:mn>
                  <math:mn>2</math:mn>
                </math:msup>
                <math:mo math:stretchy="false">+</math:mo>
                <math:msup>
                  <math:mi math:fontstyle="normal">ω</math:mi>
                  <math:mn>2</math:mn>
                </math:msup>
              </math:mrow>
            </math:mfrac>
          </math:mrow>
        </math:mrow>
        <math:mo math:stretchy="false">=</math:mo>
        <math:mfrac>
          <math:mn>1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</math:mrow>
    </math:mrow>
    <math:annotation math:encoding="StarMath 5.0">ℱ left ({1 over 2} e^{- abs t} right ) = {1 over 2} cdot {{2} over {1^2 + ω^2}} = {{1} over {1 + ω^2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frac>
          <math:mn>1</math:mn>
          <math:mrow>
            <math:mn>1</math:mn>
            <math:mo math:stretchy="false">+</math:mo>
            <math:msup>
              <math:mi math:fontstyle="normal">t</math:mi>
              <math:mn>2</math:mn>
            </math:msup>
          </math:mrow>
        </math:mfrac>
      </math:mfenced>
      <math:mrow>
        <math:mrow>
          <math:mo math:stretchy="false">(</math:mo>
          <math:mi math:fontstyle="normal">ω</math:mi>
          <math:mo math:stretchy="false">)</math:mo>
        </math:mrow>
        <math:mover>
          <math:mo math:stretchy="false">=</math:mo>
          <math:mtext>?</math:mtext>
        </math:mover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frac>
        <math:mn>1</math:mn>
        <math:mrow>
          <math:mn>1</math:mn>
          <math:mo math:stretchy="false">+</math:mo>
          <math:msup>
            <math:mi math:fontstyle="normal">t</math:mi>
            <math:mn>2</math:mn>
          </math:msup>
        </math:mrow>
      </math:mfrac>
      <math:msup>
        <math:mi math:fontstyle="normal">e</math:mi>
        <math:mi>iωt</math:mi>
      </math:msup>
      <math:mi/>
      <math:mi>dt</math:mi>
    </math:mrow>
    <math:annotation math:encoding="StarMath 5.0">ℱ left ( {{1} over {1 + t^2}} right )(ω) = csup "?" {size *1.25 int from -infinity to infinity ""} {1 over {1 + t^2}} e^{iωt} ` dt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normal">g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tω</math:mi>
      </math:msup>
      <math:mi/>
      <math:mrow>
        <math:mrow>
          <math:mi>dω</math:mi>
          <math:mo math:stretchy="false">=</math:mo>
          <math:mrow>
            <math:mn>2π</math:mn>
            <math:mo math:stretchy="false">⋅</math:mo>
            <math:mfenced math:open="" math:close="">
              <math:mrow>
                <math:mfrac>
                  <math:mn>1</math:mn>
                  <math:mn>2π</math:mn>
                </math:mfrac>
                <math:mstyle math:fontsize="125%">
                  <math:mrow>
                    <math:mrow>
                      <math:munderover>
                        <math:mo math:stretchy="false">∫</math:mo>
                        <math:mrow>
                          <math:mo math:stretchy="false">−</math:mo>
                          <math:mo math:stretchy="false">∞</math:mo>
                        </math:mrow>
                        <math:mo math:stretchy="false">∞</math:mo>
                      </math:munderover>
                      <math:mtext/>
                    </math:mrow>
                  </math:mrow>
                </math:mstyle>
                <math:mover math:accent="true">
                  <math:mi math:fontstyle="normal">ƒ</math:mi>
                  <math:mo math:stretchy="false">ˆ</math:mo>
                </math:mover>
                <math:mrow>
                  <math:mo math:stretchy="false">(</math:mo>
                  <math:mi math:fontstyle="normal">t</math:mi>
                  <math:mo math:stretchy="false">)</math:mo>
                </math:mrow>
                <math:msup>
                  <math:mi math:fontstyle="normal">e</math:mi>
                  <math:mrow>
                    <math:mrow>
                      <math:mo math:stretchy="false">−</math:mo>
                      <math:mi math:fontstyle="normal">i</math:mi>
                    </math:mrow>
                    <math:mrow>
                      <math:mo math:stretchy="false">(</math:mo>
                      <math:mrow>
                        <math:mo math:stretchy="false">−</math:mo>
                        <math:mi math:fontstyle="normal">t</math:mi>
                      </math:mrow>
                      <math:mo math:stretchy="false">)</math:mo>
                    </math:mrow>
                    <math:mi math:fontstyle="normal">ω</math:mi>
                  </math:mrow>
                </math:msup>
                <math:mi>dω</math:mi>
              </math:mrow>
            </math:mfenced>
          </math:mrow>
        </math:mrow>
        <math:mo math:stretchy="false">=</math:mo>
        <math:mn>2π</math:mn>
      </math:mrow>
      <math:mi/>
      <math:mi math:fontstyle="normal">ƒ</math:mi>
      <math:mrow>
        <math:mo math:stretchy="false">(</math:mo>
        <math:mrow>
          <math:mo math:stretchy="false">−</math:mo>
          <math:mi math:fontstyle="normal">t</math:mi>
        </math:mrow>
        <math:mo math:stretchy="false">)</math:mo>
      </math:mrow>
    </math:mrow>
    <math:annotation math:encoding="StarMath 5.0">g(t) = ℱ left ( hat ƒ(ω) right ) (t) = {size *1.25 int from -infinity to infinity ""}hat ƒ(ω) e^{itω} ` dω = 2π cdot left ( {1 over 2π} {size *1.25 int from -infinity to infinity ""} hat ƒ(t) e^{-i(-t)ω} dω right ) = 2π`ƒ(-t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2π</math:mn>
      </math:mrow>
      <math:mi/>
      <math:mi math:fontstyle="normal">ƒ</math:mi>
      <math:mrow>
        <math:mo math:stretchy="false">(</math:mo>
        <math:mrow>
          <math:mo math:stretchy="false">−</math:mo>
          <math:mi math:fontstyle="normal">t</math:mi>
        </math:mrow>
        <math:mo math:stretchy="false">)</math:mo>
      </math:mrow>
    </math:mrow>
    <math:annotation math:encoding="StarMath 5.0">ℱ left ( hat ƒ(ω) right ) (t) = 2π`ƒ(-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ƒ</math:mi>
          <math:mo math:stretchy="false">ˆ</math:mo>
        </math:mover>
        <math:mo math:stretchy="false">=</math:mo>
        <math:mi math:fontstyle="normal">ℱ</math:mi>
      </math:mrow>
      <math:mfenced math:open="" math:close="">
        <math:mi math:fontstyle="normal">ƒ</math:mi>
      </math:mfenced>
    </math:mrow>
    <math:annotation math:encoding="StarMath 5.0">hat ƒ = ℱ left ( ƒ right )</math:annotation>
  </math:semantics>
</math:math>
</file>